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ullet">
      <style:paragraph-properties fo:margin-top="0in" fo:margin-bottom="0.0693in" fo:orphans="2" fo:widows="2"/>
    </style:style>
    <style:style style:name="P4" style:family="paragraph" style:parent-style-name="Heading1_20_Without_20_Numbering" style:master-page-name="Standard">
      <style:paragraph-properties style:page-number="auto"/>
    </style:style>
    <style:style style:name="P5" style:family="paragraph">
      <style:paragraph-properties fo:text-align="center"/>
      <style:text-properties fo:font-size="18pt"/>
    </style:style>
    <style:style style:name="T1" style:family="text">
      <style:text-properties style:font-name="Courier New" fo:font-size="9pt" style:font-size-asian="9pt" style:font-name-complex="Courier New1" style:font-size-complex="9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5"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5" svg:width="2.7913in" svg:height="0.135in" svg:x="-2in" svg:y="0in">
        <draw:image xlink:href="Pictures/2000000700000FB5000000C94FDA4EAC.wmf" xlink:type="simple" xlink:show="embed" xlink:actuate="onLoad">
          <text:p/>
        </draw:image>
      </draw:frame>
      <text:list xml:id="list3883741825929275612" text:style-name="Appendix_20_Numbering">
        <text:list-item>
          <text:p text:style-name="P4">Design Decisions</text:p>
        </text:list-item>
      </text:list>
      <text:p text:style-name="P2">This appendix outlines some of the design decisions that were considered and not taken, along with the rationale.</text:p>
      <text:list xml:id="list40306808" text:continue-numbering="true" text:style-name="Appendix_20_Numbering">
        <text:list-item>
          <text:list>
            <text:list-item>
              <text:h text:style-name="Appendix_20_Heading_20_2" text:outline-level="2">Enhancer</text:h>
            </text:list-item>
          </text:list>
        </text:list-item>
      </text:list>
      <text:p text:style-name="P2">With JDO 2.0, enhancement is now no longer required. Reflection techniques for examining persistent instances at transaction commit can be used instead, and proxies can be used to fault in referenced instances.</text:p>
      <text:p text:style-name="P2">The enhancer could generate code that would delegate to the associated StateManager every access (read or write) for every field. This design was rejected because of several factors.</text:p>
      <text:p text:style-name="P3">•<text:tab/>Code bloat: the enhanced code would add an extra method call to every access to a persistent field. </text:p>
      <text:p text:style-name="P3">•<text:tab/>Performance: the calls to the <text:span text:style-name="T1">StateManager</text:span> would add extra cycles to every access to a persistent field, even if the field were already fetched into the persistent instance.</text:p>
      <text:p text:style-name="P2">The enhancer could require complete metadata descriptions for all persistence-capable classes and persistent and transactional fields, and further require that all classes be available during enhancement of any class. </text:p>
      <text:p text:style-name="P2">This would allow the enhancer to generate the most efficient code, but imposes an extra burden on the user to keep the metadata and class definition absolutely in sync. If a field were declared in a class after the metadata was defined, the user would have to update the metadata to add the new field. </text:p>
      <text:p text:style-name="P2">Requiring access to all classes during enhancement of any class was also seen as an extra burden on the user, who would have to execute the enhancement in an environment that did not necessarily reflect the runtime environment. There is also a performance penalty and additional complexity for the enhancer.</text:p>
      <text:p text:style-name="P2">The decision that was taken was that the enhancer must be able to determine the persistence-modifier (persistent or none) from the Java modifiers and type of a field. Further, the information needed to enhance a class is only the class file for the class being enhanced, plus the metadata for the class and classes directly reachable (via references or inheritance) from the class.</text:p>
      <text:p text:style-name="P2">The java byte codes generated in a class for a field in another class do not contain much information about the modifiers (final or transient) of the field. They do have the field name and the field type, and whether the field is static. There is an implied access control that permits the generated access (package, protected, or public) but no distinction among the choices.</text:p>
      <text:p text:style-name="P2">Therefore, a field that is not declared in the metadata must be enhanced to generate an accessor and mutator even though the field is not persistent. For example, for a final int field declared in a class, the field is not persistent, so it is not included in the list of persistent/transactional fields, but an accessor is generated for it. This accessor will be used only by other classes’ accesses, and access will not be mediated (the StateManager will never be called). Accesses within the class are not enhanc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06:10.94</meta:creation-date>
    <meta:editing-duration>PT4M34S</meta:editing-duration>
    <meta:generator>OpenOffice.org/3.4$Win32 OpenOffice.org_project/340m1$Build-9590</meta:generator>
    <dc:title>JDO_Chapter</dc:title>
    <dc:date>2012-07-31T20:15:55.99</dc:date>
    <meta:document-statistic meta:table-count="0" meta:image-count="0" meta:object-count="0" meta:page-count="1" meta:paragraph-count="13" meta:word-count="482" meta:character-count="29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